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8" table:default-cell-style-name="ce2"/>
        <table:table-row table:style-name="ro1">
          <table:table-cell office:value-type="string" calcext:value-type="string">
            <text:p>Level 5</text:p>
          </table:table-cell>
          <table:table-cell table:style-name="ce1" office:value-type="string" calcext:value-type="string">
            <text:p>Mean1</text:p>
          </table:table-cell>
          <table:table-cell table:style-name="ce1" office:value-type="string" calcext:value-type="string">
            <text:p>Variance1</text:p>
          </table:table-cell>
          <table:table-cell table:style-name="ce1" office:value-type="string" calcext:value-type="string">
            <text:p>Mean2</text:p>
          </table:table-cell>
          <table:table-cell table:style-name="ce1" office:value-type="string" calcext:value-type="string">
            <text:p>Variance2</text:p>
          </table:table-cell>
          <table:table-cell table:style-name="ce1" office:value-type="string" calcext:value-type="string">
            <text:p>Mean3</text:p>
          </table:table-cell>
          <table:table-cell table:style-name="ce1" office:value-type="string" calcext:value-type="string">
            <text:p>Variance3</text:p>
          </table:table-cell>
          <table:table-cell table:style-name="ce1" office:value-type="string" calcext:value-type="string">
            <text:p>Mean4</text:p>
          </table:table-cell>
          <table:table-cell table:style-name="ce1" office:value-type="string" calcext:value-type="string">
            <text:p>Variance4</text:p>
          </table:table-cell>
          <table:table-cell table:style-name="ce1" office:value-type="string" calcext:value-type="string">
            <text:p>Mean5</text:p>
          </table:table-cell>
          <table:table-cell table:style-name="ce1" office:value-type="string" calcext:value-type="string">
            <text:p>Variance5</text:p>
          </table:table-cell>
          <table:table-cell table:style-name="ce1" office:value-type="string" calcext:value-type="string">
            <text:p>Mean6</text:p>
          </table:table-cell>
          <table:table-cell table:style-name="ce1" office:value-type="string" calcext:value-type="string">
            <text:p>Variance6</text:p>
          </table:table-cell>
          <table:table-cell table:style-name="ce1" office:value-type="string" calcext:value-type="string">
            <text:p>Mean7</text:p>
          </table:table-cell>
          <table:table-cell table:style-name="ce1" office:value-type="string" calcext:value-type="string">
            <text:p>Variance7</text:p>
          </table:table-cell>
          <table:table-cell table:style-name="ce1" office:value-type="string" calcext:value-type="string">
            <text:p>Mean8</text:p>
          </table:table-cell>
          <table:table-cell table:style-name="ce1" office:value-type="string" calcext:value-type="string">
            <text:p>Variance8</text:p>
          </table:table-cell>
          <table:table-cell table:style-name="ce1" office:value-type="string" calcext:value-type="string">
            <text:p>Mean9</text:p>
          </table:table-cell>
          <table:table-cell table:style-name="ce1" office:value-type="string" calcext:value-type="string">
            <text:p>Variance9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.43912266166818" calcext:value-type="float">
            <text:p>6.43912266166818</text:p>
          </table:table-cell>
          <table:table-cell office:value-type="float" office:value="0.20481264565925" calcext:value-type="float">
            <text:p>0.20481264565925</text:p>
          </table:table-cell>
          <table:table-cell office:value-type="float" office:value="6.46848924292793" calcext:value-type="float">
            <text:p>6.46848924292793</text:p>
          </table:table-cell>
          <table:table-cell office:value-type="float" office:value="0.208681432738676" calcext:value-type="float">
            <text:p>0.208681432738676</text:p>
          </table:table-cell>
          <table:table-cell office:value-type="float" office:value="6.21786911824626" calcext:value-type="float">
            <text:p>6.21786911824626</text:p>
          </table:table-cell>
          <table:table-cell office:value-type="float" office:value="0.245457076822031" calcext:value-type="float">
            <text:p>0.245457076822031</text:p>
          </table:table-cell>
          <table:table-cell office:value-type="float" office:value="5.96110678082045" calcext:value-type="float">
            <text:p>5.96110678082045</text:p>
          </table:table-cell>
          <table:table-cell office:value-type="float" office:value="0.30965033563339" calcext:value-type="float">
            <text:p>0.30965033563339</text:p>
          </table:table-cell>
          <table:table-cell office:value-type="float" office:value="5.79269215739489" calcext:value-type="float">
            <text:p>5.79269215739489</text:p>
          </table:table-cell>
          <table:table-cell office:value-type="float" office:value="0.364110860563876" calcext:value-type="float">
            <text:p>0.364110860563876</text:p>
          </table:table-cell>
          <table:table-cell office:value-type="float" office:value="5.68335895153551" calcext:value-type="float">
            <text:p>5.68335895153551</text:p>
          </table:table-cell>
          <table:table-cell office:value-type="float" office:value="0.428612737311554" calcext:value-type="float">
            <text:p>0.428612737311554</text:p>
          </table:table-cell>
          <table:table-cell office:value-type="float" office:value="5.5760416933309" calcext:value-type="float">
            <text:p>5.5760416933309</text:p>
          </table:table-cell>
          <table:table-cell office:value-type="float" office:value="0.473767315782537" calcext:value-type="float">
            <text:p>0.473767315782537</text:p>
          </table:table-cell>
          <table:table-cell office:value-type="float" office:value="5.49034518614145" calcext:value-type="float">
            <text:p>5.49034518614145</text:p>
          </table:table-cell>
          <table:table-cell office:value-type="float" office:value="0.530766796781735" calcext:value-type="float">
            <text:p>0.530766796781735</text:p>
          </table:table-cell>
          <table:table-cell office:value-type="float" office:value="5.41272178517186" calcext:value-type="float">
            <text:p>5.41272178517186</text:p>
          </table:table-cell>
          <table:table-cell office:value-type="float" office:value="0.538125472494107" calcext:value-type="float">
            <text:p>0.538125472494107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float" office:value="1.27950826093334" calcext:value-type="float">
            <text:p>1.27950826093334</text:p>
          </table:table-cell>
          <table:table-cell office:value-type="float" office:value="0.00000868013051583269" calcext:value-type="float">
            <text:p>8.68013051583269E-06</text:p>
          </table:table-cell>
          <table:table-cell office:value-type="float" office:value="5.52795854121624" calcext:value-type="float">
            <text:p>5.52795854121624</text:p>
          </table:table-cell>
          <table:table-cell office:value-type="float" office:value="0.117398591580358" calcext:value-type="float">
            <text:p>0.117398591580358</text:p>
          </table:table-cell>
          <table:table-cell office:value-type="float" office:value="5.80542131690103" calcext:value-type="float">
            <text:p>5.80542131690103</text:p>
          </table:table-cell>
          <table:table-cell office:value-type="float" office:value="0.147583070714898" calcext:value-type="float">
            <text:p>0.147583070714898</text:p>
          </table:table-cell>
          <table:table-cell office:value-type="float" office:value="5.90286702129086" calcext:value-type="float">
            <text:p>5.90286702129086</text:p>
          </table:table-cell>
          <table:table-cell office:value-type="float" office:value="0.198132710288612" calcext:value-type="float">
            <text:p>0.198132710288612</text:p>
          </table:table-cell>
          <table:table-cell office:value-type="float" office:value="5.26637661317691" calcext:value-type="float">
            <text:p>5.26637661317691</text:p>
          </table:table-cell>
          <table:table-cell office:value-type="float" office:value="0.22493811648076" calcext:value-type="float">
            <text:p>0.22493811648076</text:p>
          </table:table-cell>
          <table:table-cell office:value-type="float" office:value="5.28962245513327" calcext:value-type="float">
            <text:p>5.28962245513327</text:p>
          </table:table-cell>
          <table:table-cell office:value-type="float" office:value="0.285510777440515" calcext:value-type="float">
            <text:p>0.285510777440515</text:p>
          </table:table-cell>
          <table:table-cell office:value-type="float" office:value="5.32273427797154" calcext:value-type="float">
            <text:p>5.32273427797154</text:p>
          </table:table-cell>
          <table:table-cell office:value-type="float" office:value="0.353656923913936" calcext:value-type="float">
            <text:p>0.353656923913936</text:p>
          </table:table-cell>
          <table:table-cell office:value-type="float" office:value="5.32674302689701" calcext:value-type="float">
            <text:p>5.32674302689701</text:p>
          </table:table-cell>
          <table:table-cell office:value-type="float" office:value="0.408446663369925" calcext:value-type="float">
            <text:p>0.408446663369925</text:p>
          </table:table-cell>
          <table:table-cell office:value-type="float" office:value="5.25897720029203" calcext:value-type="float">
            <text:p>5.25897720029203</text:p>
          </table:table-cell>
          <table:table-cell office:value-type="float" office:value="0.466447706008446" calcext:value-type="float">
            <text:p>0.4664477060084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20:37:23.979372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7T20:43:28.274707561</dc:date>
    <meta:editing-duration>PT15M27S</meta:editing-duration>
    <meta:editing-cycles>2</meta:editing-cycles>
    <meta:generator>LibreOffice/7.3.1.3$Linux_X86_64 LibreOffice_project/30$Build-3</meta:generator>
    <meta:document-statistic meta:table-count="1" meta:cell-count="57" meta:object-count="0"/>
  </office:meta>
</office:document-meta>
</file>